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60000021FD31AD42BCDA2CD70.png" manifest:media-type="image/png"/>
  <manifest:file-entry manifest:full-path="Pictures/TablePreview1.svm" manifest:media-type=""/>
  <manifest:file-entry manifest:full-path="Pictures/10000000000003570000013505445CBB443766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5cm" fo:min-width="3.2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5cm" fo:min-width="3.4cm"/>
      <style:paragraph-properties style:writing-mode="lr-tb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5cm" fo:min-width="8.5cm"/>
      <style:paragraph-properties style:writing-mode="lr-tb"/>
    </style:style>
    <style:style style:name="gr5" style:family="graphic" style:parent-style-name="standard">
      <style:graphic-properties svg:stroke-color="#000000" draw:fill="none" draw:fill-color="#e2e2df" draw:textarea-horizontal-align="justify" draw:textarea-vertical-align="middle" draw:auto-grow-height="false" fo:min-height="0.95cm" fo:min-width="2.6cm"/>
      <style:paragraph-properties style:writing-mode="lr-tb"/>
    </style:style>
    <style:style style:name="gr6" style:family="graphic" style:parent-style-name="standard">
      <style:graphic-properties svg:stroke-color="#000000" draw:fill="none" draw:fill-color="#e2e2df" draw:textarea-horizontal-align="justify" draw:textarea-vertical-align="middle" draw:auto-grow-height="false" fo:min-height="0.95cm" fo:min-width="4.6cm"/>
      <style:paragraph-properties style:writing-mode="lr-tb"/>
    </style:style>
    <style:style style:name="gr7" style:family="graphic" style:parent-style-name="standard">
      <style:graphic-properties svg:stroke-color="#000000" draw:fill="none" draw:textarea-vertical-align="middle" draw:auto-grow-height="false" fo:min-height="7.524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svg:stroke-color="#000000" draw:fill="none" draw:textarea-vertical-align="middle" draw:auto-grow-height="false" fo:min-height="15.486cm" fo:min-width="0cm"/>
    </style:style>
    <style:style style:name="gr10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9.673cm" fo:min-width="5.92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6.397cm" fo:min-width="14.44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313cm" fo:min-width="2.201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3.849cm" fo:min-width="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cm"/>
    </style:style>
    <style:style style:name="gr15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fill="none" draw:fill-color="#c9e4de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e2e2d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59cm" svg:height="11.493cm" svg:x="8.1cm" svg:y="5.407cm">
          <draw:image xlink:href="Pictures/10000000000003260000021FD31AD42BCDA2CD70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097cm" svg:height="6.54cm" svg:x="31cm" svg:y="2.9cm">
          <draw:image xlink:href="Pictures/10000000000003570000013505445CBB4437666C.png" xlink:type="simple" xlink:show="embed" xlink:actuate="onLoad" loext:mime-type="image/png">
            <text:p/>
          </draw:image>
        </draw:frame>
        <draw:custom-shape draw:style-name="gr2" draw:text-style-name="P3" draw:layer="layout" svg:width="3.7cm" svg:height="2cm" svg:x="6.1cm" svg:y="8.8cm">
          <text:p text:style-name="P2">IP Addr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2cm" svg:x="9.8cm" svg:y="8.8cm">
          <text:p text:style-name="P2">Timestam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cm" svg:height="2cm" svg:x="13.7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cm" svg:height="1.2cm" svg:x="14.1cm" svg:y="9.2cm">
          <text:p text:style-name="P2">Agent ID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1cm" svg:height="1.2cm" svg:x="17.2cm" svg:y="9.2cm">
          <text:p text:style-name="P2">Application Dat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8.2cm" draw:transform="rotate (-1.5707963267949) translate (22.3cm 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3.5cm" svg:height="0.962cm" svg:x="16.45cm" svg:y="11.538cm">
          <draw:text-box>
            <text:p text:style-name="P5">News Item</text:p>
          </draw:text-box>
        </draw:frame>
        <draw:custom-shape draw:style-name="gr9" draw:text-style-name="P1" draw:layer="layout" svg:width="0.5cm" svg:height="16.6cm" draw:transform="rotate (-1.5707963267949) translate (22.7cm 8.1cm)">
          <text:p/>
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4.05cm" svg:height="0.962cm" svg:x="12.375cm" svg:y="7.1cm">
          <draw:text-box>
            <text:p text:style-name="P5">Cache Entry</text:p>
          </draw:text-box>
        </draw:frame>
      </draw:page>
      <draw:page draw:name="page3" draw:style-name="dp1" draw:master-page-name="Default">
        <draw:custom-shape draw:style-name="gr10" draw:text-style-name="P1" draw:layer="layout" svg:width="6.6cm" svg:height="10.099cm" svg:x="7.001cm" svg:y="4.001cm">
          <text:p/>
          <draw:enhanced-geometry svg:viewBox="0 0 21600 21600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5.1cm" svg:height="6.799cm" svg:x="6.501cm" svg:y="8.901cm">
          <text:p/>
          <draw:enhanced-geometry svg:viewBox="0 0 21600 21600" draw:path-stretchpoint-x="10800" draw:path-stretchpoint-y="10800" draw:text-areas="?f3 ?f4 ?f5 ?f6" draw:type="round-rectangle" draw:modifiers="827.14604829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4.45cm" svg:height="0.962cm" svg:x="6.701cm" svg:y="14.501cm">
          <draw:text-box>
            <text:p text:style-name="P5">News Agency</text:p>
          </draw:text-box>
        </draw:frame>
        <draw:frame draw:style-name="gr8" draw:text-style-name="P3" draw:layer="layout" svg:width="4.75cm" svg:height="0.962cm" svg:x="7.501cm" svg:y="9.539cm">
          <draw:text-box>
            <text:p text:style-name="P5">Correspondent</text:p>
          </draw:text-box>
        </draw:frame>
        <draw:custom-shape draw:style-name="gr12" draw:text-style-name="P6" draw:layer="layout" svg:width="2.7cm" svg:height="2.5cm" svg:x="9.901cm" svg:y="10.701cm">
          <text:p text:style-name="P2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5.5cm" svg:height="4.099cm" svg:x="7.501cm" svg:y="9.50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75cm" svg:height="0.962cm" svg:x="7.551cm" svg:y="5.439cm">
          <draw:text-box>
            <text:p text:style-name="P7">Agent</text:p>
          </draw:text-box>
        </draw:frame>
        <draw:custom-shape draw:style-name="gr14" draw:text-style-name="P1" draw:layer="layout" svg:width="5.5cm" svg:height="2cm" svg:x="7.501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0.001cm" svg:y1="7.401cm" svg:x2="10.001cm" svg:y2="9.501cm" svg:d="M10001 7401v2100" svg:viewBox="0 0 1 2101">
          <text:p/>
        </draw:connector>
        <draw:connector draw:style-name="gr15" draw:text-style-name="P9" draw:layer="layout" svg:x1="10.501cm" svg:y1="9.501cm" svg:x2="10.501cm" svg:y2="7.401cm" svg:d="M10501 9501v-2100" svg:viewBox="0 0 1 2101">
          <text:p/>
        </draw:connector>
        <draw:frame draw:style-name="gr8" draw:text-style-name="P10" draw:layer="layout" svg:width="2.45cm" svg:height="0.962cm" svg:x="7.651cm" svg:y="7.8cm">
          <draw:text-box>
            <text:p text:style-name="P5"><text:span text:style-name="T1">getNews</text:span></text:p>
          </draw:text-box>
        </draw:frame>
        <draw:frame draw:style-name="gr16" draw:text-style-name="P10" draw:layer="layout" svg:width="3.25cm" svg:height="1.361cm" svg:x="10.401cm" svg:y="7.88cm">
          <draw:text-box>
            <text:p text:style-name="P5"><text:span text:style-name="T1">newsUpdate</text:span></text:p>
          </draw:text-box>
        </draw:frame>
        <draw:frame draw:style-name="gr8" draw:text-style-name="P8" draw:layer="layout" svg:width="4.75cm" svg:height="0.962cm" svg:x="7.201cm" svg:y="4.139cm">
          <draw:text-box>
            <text:p text:style-name="P7">WAN Node</text:p>
          </draw:text-box>
        </draw:frame>
        <draw:custom-shape draw:style-name="gr10" draw:text-style-name="P1" draw:layer="layout" svg:width="6.6cm" svg:height="10.099cm" svg:x="14.5cm" svg:y="4.001cm">
          <text:p/>
          <draw:enhanced-geometry svg:viewBox="0 0 21600 21600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4.75cm" svg:height="0.962cm" svg:x="15cm" svg:y="9.539cm">
          <draw:text-box>
            <text:p text:style-name="P5">Correspondent</text:p>
          </draw:text-box>
        </draw:frame>
        <draw:custom-shape draw:style-name="gr12" draw:text-style-name="P6" draw:layer="layout" svg:width="2.7cm" svg:height="2.5cm" svg:x="17.4cm" svg:y="10.701cm">
          <text:p text:style-name="P2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5.5cm" svg:height="4.099cm" svg:x="15cm" svg:y="9.501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75cm" svg:height="0.962cm" svg:x="15.05cm" svg:y="5.439cm">
          <draw:text-box>
            <text:p text:style-name="P7">Agent</text:p>
          </draw:text-box>
        </draw:frame>
        <draw:custom-shape draw:style-name="gr14" draw:text-style-name="P1" draw:layer="layout" svg:width="5.5cm" svg:height="2cm" svg:x="15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7.5cm" svg:y1="7.401cm" svg:x2="17.5cm" svg:y2="9.501cm" svg:d="M17500 7401v2100" svg:viewBox="0 0 1 2101">
          <text:p/>
        </draw:connector>
        <draw:connector draw:style-name="gr15" draw:text-style-name="P9" draw:layer="layout" svg:x1="18cm" svg:y1="9.501cm" svg:x2="18cm" svg:y2="7.401cm" svg:d="M18000 9501v-2100" svg:viewBox="0 0 1 2101">
          <text:p/>
        </draw:connector>
        <draw:frame draw:style-name="gr8" draw:text-style-name="P10" draw:layer="layout" svg:width="2.45cm" svg:height="0.962cm" svg:x="15.15cm" svg:y="7.8cm">
          <draw:text-box>
            <text:p text:style-name="P5"><text:span text:style-name="T1">getNews</text:span></text:p>
          </draw:text-box>
        </draw:frame>
        <draw:frame draw:style-name="gr16" draw:text-style-name="P10" draw:layer="layout" svg:width="3.25cm" svg:height="1.361cm" svg:x="17.9cm" svg:y="7.88cm">
          <draw:text-box>
            <text:p text:style-name="P5"><text:span text:style-name="T1">newsUpdate</text:span></text:p>
          </draw:text-box>
        </draw:frame>
        <draw:frame draw:style-name="gr8" draw:text-style-name="P8" draw:layer="layout" svg:width="4.75cm" svg:height="0.962cm" svg:x="14.7cm" svg:y="4.139cm">
          <draw:text-box>
            <text:p text:style-name="P7">WAN Node</text:p>
          </draw:text-box>
        </draw:frame>
      </draw:page>
      <draw:page draw:name="page4" draw:style-name="dp1" draw:master-page-name="Default">
        <draw:frame draw:style-name="standard" draw:layer="layout" svg:width="14.098cm" svg:height="3.998cm" svg:x="7.48cm" svg:y="8.2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601572254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01T22:03:21.239000000</dc:date>
    <meta:editing-duration>P1DT1H17M39S</meta:editing-duration>
    <meta:editing-cycles>46</meta:editing-cycles>
    <meta:generator>LibreOffice/6.4.5.2$Windows_X86_64 LibreOffice_project/a726b36747cf2001e06b58ad5db1aa3a9a1872d6</meta:generator>
    <meta:document-statistic meta:object-count="36"/>
  </office:meta>
</office:document-meta>
</file>